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3b692"/>
    </style:style>
    <style:style style:name="P2" style:family="paragraph" style:parent-style-name="Heading_20_2">
      <style:paragraph-properties fo:text-align="center" style:justify-single-word="false"/>
      <style:text-properties officeooo:paragraph-rsid="0013b692"/>
    </style:style>
    <style:style style:name="P3" style:family="paragraph" style:parent-style-name="Text_20_body">
      <style:paragraph-properties fo:text-align="center" style:justify-single-word="false"/>
      <style:text-properties officeooo:paragraph-rsid="0013b692"/>
    </style:style>
    <style:style style:name="P4" style:family="paragraph" style:parent-style-name="Text_20_body">
      <style:paragraph-properties fo:text-align="center" style:justify-single-word="false"/>
      <style:text-properties fo:font-size="16pt" officeooo:paragraph-rsid="0013b692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db74"/>
    </style:style>
    <style:style style:name="T3" style:family="text">
      <style:text-properties style:text-underline-style="solid" style:text-underline-width="auto" style:text-underline-color="font-color" officeooo:rsid="001254aa"/>
    </style:style>
    <style:style style:name="T4" style:family="text">
      <style:text-properties style:text-underline-style="solid" style:text-underline-width="auto" style:text-underline-color="font-color" officeooo:rsid="00161dd9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16e710" style:font-size-asian="14pt" style:font-size-complex="14pt"/>
    </style:style>
    <style:style style:name="T11" style:family="text">
      <style:text-properties officeooo:rsid="0016e710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style:text-underline-style="solid" style:text-underline-width="auto" style:text-underline-color="font-color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umber_and_name3"/><text:span text:style-name="T1">Method of Becoming Elector Candidate</text:span>.</text:h>
      <text:h text:style-name="P2" text:outline-level="2"><text:bookmark text:name="collection_name"/><text:span text:style-name="T1">Texas Election Code</text:span>, <text:span text:style-name="T2">Title 11, </text:span><text:bookmark text:name="number_and_name"/><text:span text:style-name="T1">Sec</text:span><text:span text:style-name="T2">tion</text:span><text:span text:style-name="T1"> 19</text:span><text:span text:style-name="T3">2</text:span><text:span text:style-name="T1">.00</text:span><text:span text:style-name="T4">3</text:span>. </text:h>
      <text:p text:style-name="P3">https://texas.public.law/statutes/tex._election_code_section_191.00<text:span text:style-name="T11">3</text:span></text:p>
      <text:p text:style-name="P3"><text:span text:style-name="T5"><text:line-break/><text:line-break/></text:span><text:span text:style-name="T13">To become a <text:line-break/>presidential elector</text:span><text:span text:style-name="T12"> candidate, <text:line-break/></text:span><text:span text:style-name="T13">a person must be</text:span><text:span text:style-name="T12"> </text:span><text:span text:style-name="T6"><text:line-break/><text:line-break/></text:span><text:span text:style-name="T8">nominated as a </text:span><text:span text:style-name="T9">political party’s elector candidate</text:span><text:span text:style-name="T8"> in accordance with <text:line-break/>party rules </text:span><text:span text:style-name="T9">o</text:span><text:span text:style-name="T10">r<text:line-break/></text:span><text:span text:style-name="T9"><text:line-break/></text:span><text:span text:style-name="T13">named as an elector candidate</text:span><text:span text:style-name="T12"> <text:line-break/></text:span><text:span text:style-name="T13">by</text:span><text:span text:style-name="T12"> an independent or<text:line-break/>write-in </text:span><text:span text:style-name="T13">candidate for president</text:span><text:span text:style-name="T12">.</text:span></text:p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2T02:13:50.134317040</dc:date>
    <dc:creator>Charles Stewart</dc:creator>
    <meta:editing-duration>PT39M52S</meta:editing-duration>
    <meta:editing-cycles>6</meta:editing-cycles>
    <meta:generator>LibreOffice/7.2.4.1$Linux_X86_64 LibreOffice_project/27d75539669ac387bb498e35313b970b7fe9c4f9</meta:generator>
    <meta:document-statistic meta:table-count="0" meta:image-count="0" meta:object-count="0" meta:page-count="1" meta:paragraph-count="4" meta:word-count="49" meta:character-count="392" meta:non-whitespace-character-count="337"/>
  </office:meta>
</office:document-meta>
</file>